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cf0f1b" officeooo:paragraph-rsid="00cf0f1b"/>
    </style:style>
    <style:style style:name="P2" style:family="paragraph" style:parent-style-name="Text_20_body">
      <style:text-properties officeooo:paragraph-rsid="00cf0f1b"/>
    </style:style>
    <style:style style:name="P3" style:family="paragraph" style:parent-style-name="Text_20_body">
      <style:text-properties officeooo:paragraph-rsid="00d0c3e4"/>
    </style:style>
    <style:style style:name="P4" style:family="paragraph" style:parent-style-name="Text_20_body">
      <style:text-properties officeooo:rsid="00d295fc" officeooo:paragraph-rsid="00d295fc"/>
    </style:style>
    <style:style style:name="P5" style:family="paragraph" style:parent-style-name="Text_20_body">
      <style:text-properties officeooo:rsid="00d51103" officeooo:paragraph-rsid="00d51103"/>
    </style:style>
    <style:style style:name="P6" style:family="paragraph" style:parent-style-name="Text_20_body">
      <style:text-properties officeooo:rsid="00d5da15" officeooo:paragraph-rsid="00d5da15"/>
    </style:style>
    <style:style style:name="P7" style:family="paragraph" style:parent-style-name="Text_20_body">
      <style:text-properties officeooo:rsid="00d93b50" officeooo:paragraph-rsid="00d93b50"/>
    </style:style>
    <style:style style:name="P8" style:family="paragraph" style:parent-style-name="Text_20_body">
      <style:text-properties officeooo:rsid="00d9aaf5" officeooo:paragraph-rsid="00d9aaf5"/>
    </style:style>
    <style:style style:name="P9" style:family="paragraph" style:parent-style-name="Text_20_body">
      <style:text-properties officeooo:rsid="00dc6d18" officeooo:paragraph-rsid="00dc6d18"/>
    </style:style>
    <style:style style:name="P10" style:family="paragraph" style:parent-style-name="Preformatted_20_Text">
      <style:text-properties fo:font-size="12pt" style:font-size-asian="12pt" style:font-size-complex="12pt"/>
    </style:style>
    <style:style style:name="P11" style:family="paragraph" style:parent-style-name="Preformatted_20_Text">
      <style:text-properties fo:font-size="12pt" officeooo:paragraph-rsid="00ce489f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rsid="00c6c6ab"/>
    </style:style>
    <style:style style:name="P16" style:family="paragraph" style:parent-style-name="Heading_20_1">
      <style:paragraph-properties fo:break-before="page"/>
      <style:text-properties officeooo:rsid="00c87c6b" officeooo:paragraph-rsid="00c87c6b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d0c3e4"/>
    </style:style>
    <style:style style:name="T3" style:family="text">
      <style:text-properties officeooo:rsid="00d32f58"/>
    </style:style>
    <style:style style:name="T4" style:family="text">
      <style:text-properties officeooo:rsid="00d9aaf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4218_2028135211" text:style-name="Index_20_Link" text:visited-style-name="Index_20_Link"><text:s/>1 <text:s/>Ar<text:tab/>2</text:a></text:p>
          <text:p text:style-name="P13"><text:a xlink:type="simple" xlink:href="#__RefHeading___Toc14220_2028135211" text:style-name="Index_20_Link" text:visited-style-name="Index_20_Link"><text:s/>1.1 <text:s/>.msh format that can be used by deal.ii, Nov. 29, 2018<text:tab/>2</text:a></text:p>
          <text:p text:style-name="P18"><text:a xlink:type="simple" xlink:href="#__RefHeading___Toc14222_2028135211" text:style-name="Index_20_Link" text:visited-style-name="Index_20_Link"><text:s/>1.1.1 <text:s/>A<text:tab/>2</text:a></text:p>
          <text:p text:style-name="P13"><text:a xlink:type="simple" xlink:href="#__RefHeading___Toc144_241214880" text:style-name="Index_20_Link" text:visited-style-name="Index_20_Link"><text:s/>1.2 <text:s/>Using quads, Apr. 4, 2019<text:tab/>2</text:a></text:p>
          <text:p text:style-name="P13"><text:a xlink:type="simple" xlink:href="#__RefHeading___Toc146_241214880" text:style-name="Index_20_Link" text:visited-style-name="Index_20_Link"><text:s/>1.3 <text:s/>set the element size around a point, Apr. 4, 2019<text:tab/>2</text:a></text:p>
          <text:p text:style-name="P13"><text:a xlink:type="simple" xlink:href="#__RefHeading___Toc46630_1781278656" text:style-name="Index_20_Link" text:visited-style-name="Index_20_Link"><text:s/>2.1 <text:s/>boundary tag, Nov 30, 2018<text:tab/>2</text:a></text:p>
        </text:index-body>
      </text:table-of-content>
      <text:h text:style-name="P14" text:outline-level="1"/>
      <text:h text:style-name="P16" text:outline-level="1"><text:bookmark-start text:name="__RefHeading___Toc14218_2028135211"/>Ar<text:bookmark-end text:name="__RefHeading___Toc14218_2028135211"/></text:h>
      <text:h text:style-name="Heading_20_2" text:outline-level="2"><text:bookmark-start text:name="__RefHeading___Toc14220_2028135211"/>.msh format that can be used by deal.ii, Nov. 29, 2018<text:bookmark-end text:name="__RefHeading___Toc14220_2028135211"/></text:h>
      <text:p text:style-name="P11">1. start gmsh, load any .geo file, create mesh</text:p>
      <text:p text:style-name="P10">2. File -&gt; Save As..</text:p>
      <text:p text:style-name="P10">3. choose Gmsh mesh (*.msh), enter file name, OK</text:p>
      <text:p text:style-name="P12">4. choose <text:span text:style-name="T1">Version 2.0 ASCII</text:span>, OK</text:p>
      <text:p text:style-name="P1"><text:a xlink:type="simple" xlink:href="http://onelab.info/pipermail/gmsh/2009/005038.html" text:style-name="Internet_20_link" text:visited-style-name="Visited_20_Internet_20_Link">http://onelab.info/pipermail/gmsh/2009/005038.html</text:a></text:p>
      <text:p text:style-name="P2"><text:span text:style-name="Source_20_Text"/></text:p>
      <text:p text:style-name="P3"><text:span text:style-name="Source_20_Text"><text:span text:style-name="T2">In gmsh 4.0, since there is no 'save as ...', to output in ASCII version 2, we can change it in 'export' first, and then use 'save'.</text:span></text:span></text:p>
      <text:h text:style-name="Heading_20_3" text:outline-level="3"><text:bookmark-start text:name="__RefHeading___Toc14222_2028135211"/>A<text:bookmark-end text:name="__RefHeading___Toc14222_2028135211"/></text:h>
      <text:h text:style-name="Heading_20_2" text:outline-level="2"><text:bookmark-start text:name="__RefHeading___Toc144_241214880"/>Using quads, Apr. 4, 2019<text:bookmark-end text:name="__RefHeading___Toc144_241214880"/></text:h>
      <text:p text:style-name="P7">Tools -&gt; options -&gt; mesh -&gt; general -&gt; subdivision algorithm <text:span text:style-name="T4">-&gt; all quads</text:span></text:p>
      <text:p text:style-name="P8">2D</text:p>
      <text:p text:style-name="P8">refine by splitting</text:p>
      <text:p text:style-name="P8"/>
      <text:h text:style-name="Heading_20_2" text:outline-level="2"><text:bookmark-start text:name="__RefHeading___Toc146_241214880"/>set the element size around a point, Apr. 4, 2019<text:bookmark-end text:name="__RefHeading___Toc146_241214880"/></text:h>
      <text:p text:style-name="P9"><text:a xlink:type="simple" xlink:href="https://www.youtube.com/watch?v=kpWVNNHHdd8" text:style-name="Internet_20_link" text:visited-style-name="Visited_20_Internet_20_Link">https://www.youtube.com/watch?v=kpWVNNHHdd8</text:a></text:p>
      <text:p text:style-name="P9"/>
      <text:h text:style-name="P15" text:outline-level="1"/>
      <text:p text:style-name="P4">Mesh information</text:p>
      <text:h text:style-name="Heading_20_2" text:outline-level="2"><text:bookmark-start text:name="__RefHeading___Toc46630_1781278656"/>boundary tag, Nov 30, 2018<text:bookmark-end text:name="__RefHeading___Toc46630_1781278656"/></text:h>
      <text:p text:style-name="P4">Tools -&gt; options -&gt; mesh <text:span text:style-name="T3">-&gt; 1D element label -&gt; physical tag </text:span></text:p>
      <text:p text:style-name="P4"/>
      <text:p text:style-name="P4"/>
      <text:p text:style-name="P4"/>
      <text:p text:style-name="P5">Line(32) = {31, 32};</text:p>
      <text:p text:style-name="P5">Line(33) = {32, 33};</text:p>
      <text:p text:style-name="P5">Line(34) = {33, 34};</text:p>
      <text:p text:style-name="P5">Line(35) = {34, 35};</text:p>
      <text:p text:style-name="P5"><text:soft-page-break/>Line(36) = {35, 36};</text:p>
      <text:p text:style-name="P5">Line(37) = {36, 37};</text:p>
      <text:p text:style-name="P5">Line(38) = {37, 38};</text:p>
      <text:p text:style-name="P5">Line(39) = {38, 39};</text:p>
      <text:p text:style-name="P5">Line(40) = {39, 40};</text:p>
      <text:p text:style-name="P5">Line(41) = {40, 41};</text:p>
      <text:p text:style-name="P5">Line(42) = {41, 42};</text:p>
      <text:p text:style-name="P5">Line(43) = {42, 43};</text:p>
      <text:p text:style-name="P5">Line(44) = {43, 44};</text:p>
      <text:p text:style-name="P5">Line(45) = {44, 45};</text:p>
      <text:p text:style-name="P5">Line(46) = {45, 46};</text:p>
      <text:p text:style-name="P5">Line(47) = {46, 47};</text:p>
      <text:p text:style-name="P5">Line(48) = {47, 48};</text:p>
      <text:p text:style-name="P5">Line(49) = {48, 49};</text:p>
      <text:p text:style-name="P5">Line(50) = {49, 50};</text:p>
      <text:p text:style-name="P5"/>
      <text:p text:style-name="P6">Feb. 18,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11DT2H59M27S</meta:editing-duration>
    <meta:editing-cycles>67</meta:editing-cycles>
    <meta:generator>LibreOffice/6.1.5.2$Linux_X86_64 LibreOffice_project/10$Build-2</meta:generator>
    <dc:date>2019-10-19T16:52:11.592820850</dc:date>
    <meta:document-statistic meta:table-count="0" meta:image-count="0" meta:object-count="0" meta:page-count="3" meta:paragraph-count="46" meta:word-count="256" meta:character-count="1346" meta:non-whitespace-character-count="1115"/>
    <meta:user-defined meta:name="Info 1"/>
    <meta:user-defined meta:name="Info 2"/>
    <meta:user-defined meta:name="Info 3"/>
    <meta:user-defined meta:name="Info 4"/>
  </office:meta>
</office:document-meta>
</file>